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STRONG 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isagree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agree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ongly agree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ONG D</text:p>
          </table:table-cell>
          <table:table-cell table:number-columns-repeated="8"/>
        </table:table-row>
        <table:table-row table:style-name="ro1">
          <table:table-cell office:value-type="string">
            <text:p>disagre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gree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trongly agre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TRONG 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isagre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gre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ongly agree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ONG D</text:p>
          </table:table-cell>
          <table:table-cell table:number-columns-repeated="8"/>
        </table:table-row>
        <table:table-row table:style-name="ro1">
          <table:table-cell office:value-type="string">
            <text:p>disagree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gre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ongly agree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ONG 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isagre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gree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trongly agree</text:p>
          </table:table-cell>
          <table:table-cell table:number-columns-repeated="6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TRONG 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isag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gree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trongly agree</text:p>
          </table:table-cell>
          <table:table-cell table:number-columns-repeated="8"/>
        </table:table-row>
        <table:table-row table:style-name="ro1">
          <table:table-cell office:value-type="string">
            <text:p>STRONG D</text:p>
          </table:table-cell>
          <table:table-cell table:number-columns-repeated="8"/>
        </table:table-row>
        <table:table-row table:style-name="ro1">
          <table:table-cell office:value-type="string">
            <text:p>disag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gre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trongly agree</text:p>
          </table:table-cell>
          <table:table-cell table:number-columns-repeated="8"/>
        </table:table-row>
        <table:table-row table:style-name="ro1">
          <table:table-cell office:value-type="string">
            <text:p>STRONG D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isagre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gre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ongly agree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ONG 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isagree</text:p>
          </table:table-cell>
          <table:table-cell table:number-columns-repeated="8"/>
        </table:table-row>
        <table:table-row table:style-name="ro1">
          <table:table-cell office:value-type="string">
            <text:p>agree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trongly agre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TRONG D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isagree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ee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ongly agree</text:p>
          </table:table-cell>
          <table:table-cell table:number-columns-repeated="8"/>
        </table:table-row>
        <table:table-row table:style-name="ro1">
          <table:table-cell office:value-type="string">
            <text:p>STRONG D</text:p>
          </table:table-cell>
          <table:table-cell/>
          <table:table-cell>
            <draw:frame table:end-cell-address="Sheet1.J63" table:end-x="0.224in" table:end-y="0.0264in" draw:z-index="0" draw:style-name="gr1" svg:width="6.2988in" svg:height="3.5429in" svg:x="0.1484in" svg:y="0.0756in">
              <draw:object draw:notify-on-update-of-ranges="Sheet1.A51:Sheet1.A51 Sheet1.B51:Sheet1.I51 Sheet1.A52:Sheet1.A52 Sheet1.B52:Sheet1.I52 Sheet1.A53:Sheet1.A53 Sheet1.B53:Sheet1.I53 Sheet1.A54:Sheet1.A54 Sheet1.B54:Sheet1.I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disagree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gree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ongly agree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Strongly disagree</text:p>
          </table:table-cell>
          <table:table-cell table:formula="of:=[.B1]+[.B5]+[.B9]+[.B13]+[.B17]+[.B21]+[.B25]+[.B29]+[.B33]+[.B37]+[.B41]" office:value-type="float" office:value="1">
            <text:p>1</text:p>
          </table:table-cell>
          <table:table-cell table:formula="of:=[.C1]+[.C5]+[.C9]+[.C13]+[.C17]+[.C21]+[.C25]+[.C29]+[.C33]+[.C37]+[.C41]" office:value-type="float" office:value="0">
            <text:p>0</text:p>
          </table:table-cell>
          <table:table-cell table:formula="of:=[.D1]+[.D5]+[.D9]+[.D13]+[.D17]+[.D21]+[.D25]+[.D29]+[.D33]+[.D37]+[.D41]" office:value-type="float" office:value="1">
            <text:p>1</text:p>
          </table:table-cell>
          <table:table-cell table:formula="of:=[.E1]+[.E5]+[.E9]+[.E13]+[.E17]+[.E21]+[.E25]+[.E29]+[.E33]+[.E37]+[.E41]" office:value-type="float" office:value="2">
            <text:p>2</text:p>
          </table:table-cell>
          <table:table-cell table:formula="of:=[.F1]+[.F5]+[.F9]+[.F13]+[.F17]+[.F21]+[.F25]+[.F29]+[.F33]+[.F37]+[.F41]" office:value-type="float" office:value="2">
            <text:p>2</text:p>
          </table:table-cell>
          <table:table-cell table:formula="of:=[.G1]+[.G5]+[.G9]+[.G13]+[.G17]+[.G21]+[.G25]+[.G29]+[.G33]+[.G37]+[.G41]" office:value-type="float" office:value="6">
            <text:p>6</text:p>
          </table:table-cell>
          <table:table-cell table:formula="of:=[.H1]+[.H5]+[.H9]+[.H13]+[.H17]+[.H21]+[.H25]+[.H29]+[.H33]+[.H37]+[.H41]" office:value-type="float" office:value="0">
            <text:p>0</text:p>
          </table:table-cell>
          <table:table-cell table:formula="of:=[.I1]+[.I5]+[.I9]+[.I13]+[.I17]+[.I21]+[.I25]+[.I29]+[.I33]+[.I37]+[.I41]" office:value-type="float" office:value="0">
            <text:p>0</text:p>
          </table:table-cell>
        </table:table-row>
        <table:table-row table:style-name="ro1">
          <table:table-cell office:value-type="string">
            <text:p>disagree</text:p>
          </table:table-cell>
          <table:table-cell table:formula="of:=[.B2]+[.B6]+[.B10]+[.B14]+[.B18]+[.B22]+[.B26]+[.B30]+[.B34]+[.B38]+[.B42]" office:value-type="float" office:value="4">
            <text:p>4</text:p>
          </table:table-cell>
          <table:table-cell table:formula="of:=[.C2]+[.C6]+[.C10]+[.C14]+[.C18]+[.C22]+[.C26]+[.C30]+[.C34]+[.C38]+[.C42]" office:value-type="float" office:value="2">
            <text:p>2</text:p>
          </table:table-cell>
          <table:table-cell table:formula="of:=[.D2]+[.D6]+[.D10]+[.D14]+[.D18]+[.D22]+[.D26]+[.D30]+[.D34]+[.D38]+[.D42]" office:value-type="float" office:value="7">
            <text:p>7</text:p>
          </table:table-cell>
          <table:table-cell table:formula="of:=[.E2]+[.E6]+[.E10]+[.E14]+[.E18]+[.E22]+[.E26]+[.E30]+[.E34]+[.E38]+[.E42]" office:value-type="float" office:value="1">
            <text:p>1</text:p>
          </table:table-cell>
          <table:table-cell table:formula="of:=[.F2]+[.F6]+[.F10]+[.F14]+[.F18]+[.F22]+[.F26]+[.F30]+[.F34]+[.F38]+[.F42]" office:value-type="float" office:value="4">
            <text:p>4</text:p>
          </table:table-cell>
          <table:table-cell table:formula="of:=[.G2]+[.G6]+[.G10]+[.G14]+[.G18]+[.G22]+[.G26]+[.G30]+[.G34]+[.G38]+[.G42]" office:value-type="float" office:value="5">
            <text:p>5</text:p>
          </table:table-cell>
          <table:table-cell table:formula="of:=[.H2]+[.H6]+[.H10]+[.H14]+[.H18]+[.H22]+[.H26]+[.H30]+[.H34]+[.H38]+[.H42]" office:value-type="float" office:value="0">
            <text:p>0</text:p>
          </table:table-cell>
          <table:table-cell table:formula="of:=[.I2]+[.I6]+[.I10]+[.I14]+[.I18]+[.I22]+[.I26]+[.I30]+[.I34]+[.I38]+[.I42]" office:value-type="float" office:value="2">
            <text:p>2</text:p>
          </table:table-cell>
        </table:table-row>
        <table:table-row table:style-name="ro1">
          <table:table-cell office:value-type="string">
            <text:p>agree</text:p>
          </table:table-cell>
          <table:table-cell table:formula="of:=[.B3]+[.B7]+[.B11]+[.B15]+[.B19]+[.B23]+[.B27]+[.B31]+[.B35]+[.B39]+[.B43]" office:value-type="float" office:value="3">
            <text:p>3</text:p>
          </table:table-cell>
          <table:table-cell table:formula="of:=[.C3]+[.C7]+[.C11]+[.C15]+[.C19]+[.C23]+[.C27]+[.C31]+[.C35]+[.C39]+[.C43]" office:value-type="float" office:value="7">
            <text:p>7</text:p>
          </table:table-cell>
          <table:table-cell table:formula="of:=[.D3]+[.D7]+[.D11]+[.D15]+[.D19]+[.D23]+[.D27]+[.D31]+[.D35]+[.D39]+[.D43]" office:value-type="float" office:value="2">
            <text:p>2</text:p>
          </table:table-cell>
          <table:table-cell table:formula="of:=[.E3]+[.E7]+[.E11]+[.E15]+[.E19]+[.E23]+[.E27]+[.E31]+[.E35]+[.E39]+[.E43]" office:value-type="float" office:value="7">
            <text:p>7</text:p>
          </table:table-cell>
          <table:table-cell table:formula="of:=[.F3]+[.F7]+[.F11]+[.F15]+[.F19]+[.F23]+[.F27]+[.F31]+[.F35]+[.F39]+[.F43]" office:value-type="float" office:value="4">
            <text:p>4</text:p>
          </table:table-cell>
          <table:table-cell table:formula="of:=[.G3]+[.G7]+[.G11]+[.G15]+[.G19]+[.G23]+[.G27]+[.G31]+[.G35]+[.G39]+[.G43]" office:value-type="float" office:value="0">
            <text:p>0</text:p>
          </table:table-cell>
          <table:table-cell table:formula="of:=[.H3]+[.H7]+[.H11]+[.H15]+[.H19]+[.H23]+[.H27]+[.H31]+[.H35]+[.H39]+[.H43]" office:value-type="float" office:value="5">
            <text:p>5</text:p>
          </table:table-cell>
          <table:table-cell table:formula="of:=[.I3]+[.I7]+[.I11]+[.I15]+[.I19]+[.I23]+[.I27]+[.I31]+[.I35]+[.I39]+[.I43]" office:value-type="float" office:value="5">
            <text:p>5</text:p>
          </table:table-cell>
        </table:table-row>
        <table:table-row table:style-name="ro1">
          <table:table-cell office:value-type="string">
            <text:p>Strongly agree</text:p>
          </table:table-cell>
          <table:table-cell table:formula="of:=[.B4]+[.B8]+[.B12]+[.B16]+[.B20]+[.B24]+[.B28]+[.B32]+[.B36]+[.B40]+[.B44]" office:value-type="float" office:value="3">
            <text:p>3</text:p>
          </table:table-cell>
          <table:table-cell table:formula="of:=[.C4]+[.C8]+[.C12]+[.C16]+[.C20]+[.C24]+[.C28]+[.C32]+[.C36]+[.C40]+[.C44]" office:value-type="float" office:value="2">
            <text:p>2</text:p>
          </table:table-cell>
          <table:table-cell table:formula="of:=[.D4]+[.D8]+[.D12]+[.D16]+[.D20]+[.D24]+[.D28]+[.D32]+[.D36]+[.D40]+[.D44]" office:value-type="float" office:value="1">
            <text:p>1</text:p>
          </table:table-cell>
          <table:table-cell table:formula="of:=[.E4]+[.E8]+[.E12]+[.E16]+[.E20]+[.E24]+[.E28]+[.E32]+[.E36]+[.E40]+[.E44]" office:value-type="float" office:value="1">
            <text:p>1</text:p>
          </table:table-cell>
          <table:table-cell table:formula="of:=[.F4]+[.F8]+[.F12]+[.F16]+[.F20]+[.F24]+[.F28]+[.F32]+[.F36]+[.F40]+[.F44]" office:value-type="float" office:value="1">
            <text:p>1</text:p>
          </table:table-cell>
          <table:table-cell table:formula="of:=[.G4]+[.G8]+[.G12]+[.G16]+[.G20]+[.G24]+[.G28]+[.G32]+[.G36]+[.G40]+[.G44]" office:value-type="float" office:value="0">
            <text:p>0</text:p>
          </table:table-cell>
          <table:table-cell table:formula="of:=[.H4]+[.H8]+[.H12]+[.H16]+[.H20]+[.H24]+[.H28]+[.H32]+[.H36]+[.H40]+[.H44]" office:value-type="float" office:value="6">
            <text:p>6</text:p>
          </table:table-cell>
          <table:table-cell table:formula="of:=[.I4]+[.I8]+[.I12]+[.I16]+[.I20]+[.I24]+[.I28]+[.I32]+[.I36]+[.I40]+[.I44]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11/28/2012</text:date>, <text:time>12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2-11-28T12:29:57</meta:creation-date>
    <dc:date>2012-11-28T12:49:29</dc:date>
    <dc:creator>Jeremiah Gaertner</dc:creator>
    <meta:editing-duration>PT4M21S</meta:editing-duration>
    <meta:editing-cycles>1</meta:editing-cycles>
    <meta:document-statistic meta:table-count="3" meta:cell-count="432" meta:object-count="1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48cm" svg:y="3.512cm" chart:style-name="ch2"/>
        <chart:plot-area chart:style-name="ch3" table:cell-range-address="Sheet1.A51:Sheet1.I54" chart:data-source-has-labels="column" svg:x="0.77cm" svg:y="0.855cm" svg:width="11.038cm" svg:height="7.545cm">
          <chartooo:coordinate-region svg:x="1.224cm" svg:y="1.059cm" svg:width="10.584cm" svg:height="6.6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1:Sheet1.I51" chart:label-cell-address="Sheet1.A51:Sheet1.A51" chart:class="chart:bar">
            <chart:data-point chart:repeated="8"/>
          </chart:series>
          <chart:series chart:style-name="ch8" chart:values-cell-range-address="Sheet1.B52:Sheet1.I52" chart:label-cell-address="Sheet1.A52:Sheet1.A52" chart:class="chart:bar">
            <chart:data-point chart:repeated="8"/>
          </chart:series>
          <chart:series chart:style-name="ch9" chart:values-cell-range-address="Sheet1.B53:Sheet1.I53" chart:label-cell-address="Sheet1.A53:Sheet1.A53" chart:class="chart:bar">
            <chart:data-point chart:repeated="8"/>
          </chart:series>
          <chart:series chart:style-name="ch10" chart:values-cell-range-address="Sheet1.B54:Sheet1.I54" chart:label-cell-address="Sheet1.A54:Sheet1.A54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trongly disagree</text:p>
                <draw:g>
                  <svg:desc>Sheet1.A51:Sheet1.A51</svg:desc>
                </draw:g>
              </table:table-cell>
              <table:table-cell office:value-type="float" office:value="1">
                <text:p>1</text:p>
                <draw:g>
                  <svg:desc>Sheet1.B51:Sheet1.I5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agree</text:p>
                <draw:g>
                  <svg:desc>Sheet1.A52:Sheet1.A52</svg:desc>
                </draw:g>
              </table:table-cell>
              <table:table-cell office:value-type="float" office:value="4">
                <text:p>4</text:p>
                <draw:g>
                  <svg:desc>Sheet1.B52:Sheet1.I5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gree</text:p>
                <draw:g>
                  <svg:desc>Sheet1.A53:Sheet1.A53</svg:desc>
                </draw:g>
              </table:table-cell>
              <table:table-cell office:value-type="float" office:value="3">
                <text:p>3</text:p>
                <draw:g>
                  <svg:desc>Sheet1.B53:Sheet1.I5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trongly agree</text:p>
                <draw:g>
                  <svg:desc>Sheet1.A54:Sheet1.A54</svg:desc>
                </draw:g>
              </table:table-cell>
              <table:table-cell office:value-type="float" office:value="3">
                <text:p>3</text:p>
                <draw:g>
                  <svg:desc>Sheet1.B54:Sheet1.I5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